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4996" officeooo:paragraph-rsid="000d499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f1cd2" officeooo:paragraph-rsid="000f1cd2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0f1cd2" officeooo:paragraph-rsid="000f1cd2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124dcd"/>
    </style:style>
    <style:style style:name="T6" style:family="text">
      <style:text-properties fo:color="#000000" style:text-underline-style="none" officeooo:rsid="00165010"/>
    </style:style>
    <style:style style:name="T7" style:family="text">
      <style:text-properties fo:color="#ff4000" style:text-underline-style="none" officeooo:rsid="00124d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èle logique de donnée </text:p>
      <text:p text:style-name="P1"/>
      <text:p text:style-name="P2">User(<text:span text:style-name="T1">id</text:span>,prénom,nom,login,password,<text:span text:style-name="T2">profil)</text:span></text:p>
      <text:p text:style-name="P2"><text:span text:style-name="T2">Questions(</text:span><text:span text:style-name="T3">id</text:span><text:span text:style-name="T4">,score)</text:span></text:p>
      <text:p text:style-name="P2"><text:span text:style-name="T4">Réponses(</text:span><text:span text:style-name="T3">id</text:span><text:span text:style-name="T4">, réponses, </text:span><text:span text:style-name="T6">juste</text:span><text:span text:style-name="T4">,</text:span><text:span text:style-name="T5">#</text:span><text:span text:style-name="T7">id_questions</text:span><text:span text:style-name="T4">)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1:55:03.788589845</meta:creation-date>
    <dc:date>2020-06-03T00:32:16.805583737</dc:date>
    <meta:editing-duration>PT16M50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4" meta:word-count="9" meta:character-count="128" meta:non-whitespace-character-count="122"/>
  </office:meta>
</office:document-meta>
</file>